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paragraph-rsid="00185a7d"/>
    </style:style>
    <style:style style:name="T1" style:family="text">
      <style:text-properties officeooo:rsid="00185a7d"/>
    </style:style>
    <style:style style:name="T2" style:family="text">
      <style:text-properties officeooo:rsid="001bbc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/>export CLASSPATH='/home/</text:span><text:span text:style-name="Source_20_Text"><text:span text:style-name="T2">ashish</text:span></text:span><text:span text:style-name="Source_20_Text">/Desktop/se</text:span><text:span text:style-name="Source_20_Text"><text:span text:style-name="T2">m-4/Dblab/Session-10/session 10</text:span></text:span><text:span text:style-name="Source_20_Text">/mysql-connector-java-8.0.18.jar:.'</text:span></text:p>
      <text:p text:style-name="P2"><text:span text:style-name="Source_20_Text"><text:span text:style-name="T1">javac JdbcDemo.java</text:span></text:span></text:p>
      <text:p text:style-name="P2"><text:span text:style-name="Source_20_Text"><text:span text:style-name="T1">java JdbcDemo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12:16:42.875836945</meta:creation-date>
    <dc:date>2022-04-20T23:41:19.226106140</dc:date>
    <meta:editing-duration>PT39M13S</meta:editing-duration>
    <meta:editing-cycles>3</meta:editing-cycles>
    <meta:generator>LibreOffice/7.3.1.3$Linux_X86_64 LibreOffice_project/30$Build-3</meta:generator>
    <meta:document-statistic meta:table-count="0" meta:image-count="0" meta:object-count="0" meta:page-count="1" meta:paragraph-count="3" meta:word-count="7" meta:character-count="140" meta:non-whitespace-character-count="135"/>
  </office:meta>
</office:document-meta>
</file>